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4000000D08CA865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fcccc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officeooo:paragraph-rsid="000fcccc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1107e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>
      <style:paragraph-properties fo:line-height="150%"/>
      <style:text-properties style:font-name="Arial" fo:font-size="9pt" fo:font-weight="bold" style:font-name-complex="Arial" style:font-size-complex="9pt"/>
    </style:style>
    <style:style style:name="P12" style:family="paragraph">
      <style:paragraph-properties fo:line-height="150%"/>
      <style:text-properties fo:color="#3faf46" loext:opacity="100%" style:font-name="Arial" fo:font-size="9pt" fo:font-weight="bold" style:font-name-complex="Arial" style:font-size-complex="9pt" style:font-weight-complex="bold"/>
    </style:style>
    <style:style style:name="P13" style:family="paragraph">
      <style:paragraph-properties fo:line-height="150%"/>
      <style:text-properties style:font-name="Arial" fo:font-size="9pt" fo:font-weight="bold" style:font-name-complex="Arial" style:font-size-complex="9pt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color="#f10d0c" loext:opacity="100%" style:font-name="Arial" fo:font-size="9pt" fo:font-weight="bold" style:font-name-complex="Arial" style:font-size-complex="9pt" style:font-weight-complex="bold"/>
    </style:style>
    <style:style style:name="T4" style:family="text">
      <style:text-properties fo:color="#3faf46" loext:opacity="100%" style:font-name="Arial" fo:font-size="9pt" fo:font-weight="bold" style:font-name-complex="Arial" style:font-size-complex="9pt" style:font-weight-complex="bold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2.52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>Análise Crítica do Documento de Requisitos: Engenharia de Software 2</text:span></text:span></text:p>
      <text:p text:style-name="Text_20_body"><text:span text:style-name="Strong_20_Emphasis"><text:span text:style-name="T2"/></text:span></text:p>
      <text:p text:style-name="P2"><text:span text:style-name="Strong_20_Emphasis"><text:span text:style-name="T2">1. Introdução</text:span></text:span></text:p>
      <text:p text:style-name="P3"><text:tab/>O presente documento tem como objetivo realizar uma análise crítica da estrutura e do conteúdo do documento “Especificação de requisitos do projeto de cadastro de obras”, desenvolvido como parte das atividades da disciplina de Engenharia de Software 2. A avaliação considera aspectos relacionados à clareza, organização, aplicação de conceitos teóricos e práticas de engenharia de requisitos.</text:p>
      <text:p text:style-name="P3"/>
      <text:p text:style-name="P2"><text:span text:style-name="Strong_20_Emphasis"><text:span text:style-name="T2">2. Estrutura do Documento</text:span></text:span></text:p>
      <text:p text:style-name="P3"><text:tab/>O documento está organizado de forma lógica, apresentando inicialmente uma introdução clara com objetivo e escopo bem delimitados. Em seguida, detalha os requisitos funcionais e não funcionais, os principais entregáveis, e as ferramentas utilizadas. A divisão em seções contribui para a compreensão geral e demonstra uma preocupação com a comunicação eficaz com os stakeholders.</text:p>
      <text:p text:style-name="P3"/>
      <text:p text:style-name="P4"><text:span text:style-name="Strong_20_Emphasis"><text:span text:style-name="T2">3. Conteúdo e Qualidade dos Requisitos</text:span></text:span></text:p>
      <text:list text:style-name="L1">
        <text:list-item>
          <text:p text:style-name="P5"><text:span text:style-name="T2">Os </text:span><text:span text:style-name="Strong_20_Emphasis"><text:span text:style-name="T2">requisitos funcionais</text:span></text:span><text:span text:style-name="T2"> são objetivos e práticos, contemplando as principais funcionalidades esperadas para o sistema.</text:span></text:p>
        </text:list-item>
        <text:list-item>
          <text:p text:style-name="P5"><text:span text:style-name="T2">Os </text:span><text:span text:style-name="Strong_20_Emphasis"><text:span text:style-name="T2">requisitos não funcionais</text:span></text:span><text:span text:style-name="T2"> foram abordados de forma concisa, mas relevantes para a experiência do usuário e a eficiência do sistema.</text:span></text:p>
        </text:list-item>
        <text:list-item>
          <text:p text:style-name="P5"><text:span text:style-name="Strong_20_Emphasis"><text:span text:style-name="T2">Restrições e dependências</text:span></text:span><text:span text:style-name="T2"> também foram corretamente apontadas, o que é um ponto positivo, pois mostra preocupação com riscos e escopo.</text:span></text:p>
          <text:p text:style-name="P5"><text:span text:style-name="T2"/></text:p>
        </text:list-item>
      </text:list>
      <text:p text:style-name="P4"><text:span text:style-name="T2"><text:tab/>Entretanto, a ausência de uma </text:span><text:span text:style-name="Strong_20_Emphasis"><text:span text:style-name="T2">nomenclatura padronizada (ex: RF001, RNF001)</text:span></text:span><text:span text:style-name="T2"> dificulta a rastreabilidade dos requisitos. Além disso, </text:span><text:span text:style-name="Strong_20_Emphasis"><text:span text:style-name="T2">artefatos como casos de uso, user stories, modelo de domínio e personas</text:span></text:span><text:span text:style-name="T2"> não foram incluídos, o que limita a modelagem completa do sistema.</text:span></text:p>
      <text:p text:style-name="P4"><text:span text:style-name="T2"/></text:p>
      <text:p text:style-name="P2"><text:span text:style-name="Strong_20_Emphasis"><text:span text:style-name="T2">4. Representação Visual e Planejamento</text:span></text:span></text:p>
      <text:p text:style-name="P6"><text:span text:style-name="T2"><text:tab/>O fluxograma apresentado (página 5 do PDF) é um recurso valioso que organiza visualmente as etapas do projeto, desde a elaboração dos requisitos até o deploy. Mostra também a utilização de ferramentas como Azure, GitLab, Django e Docker, alinhadas com o mercado.</text:span></text:p>
      <text:p text:style-name="P6"><text:soft-page-break/><text:span text:style-name="Strong_20_Emphasis"><text:span text:style-name="T2">5. Metodologias Ágeis</text:span></text:span></text:p>
      <text:p text:style-name="P3"><text:tab/>O documento apresenta uma aplicação coerente de metodologias ágeis, especialmente Scrum e Kanban. A descrição das cerimônias e a divisão das sprints demonstra compreensão da abordagem incremental e iterativa. O uso de WIP no Kanban também é um diferencial positivo.</text:p>
      <text:p text:style-name="P3"/>
      <text:p text:style-name="P4"><text:span text:style-name="Strong_20_Emphasis"><text:span text:style-name="T2">6. Pontos Fortes</text:span></text:span></text:p>
      <text:list text:style-name="L2">
        <text:list-item>
          <text:p text:style-name="P7">Estrutura clara e organizada</text:p>
        </text:list-item>
        <text:list-item>
          <text:p text:style-name="P7">Escopo e objetivo bem definidos</text:p>
        </text:list-item>
        <text:list-item>
          <text:p text:style-name="P7">Integração com ferramentas atuais do mercado</text:p>
        </text:list-item>
        <text:list-item>
          <text:p text:style-name="P7">Planejamento detalhado das sprints e atividades</text:p>
        </text:list-item>
        <text:list-item>
          <text:p text:style-name="P7">Presença de fluxograma como recurso visual didático</text:p>
          <text:p text:style-name="P7"/>
        </text:list-item>
      </text:list>
      <text:p text:style-name="P4"><text:span text:style-name="Strong_20_Emphasis"><text:span text:style-name="T2">7. Oportunidades de Melhoria</text:span></text:span></text:p>
      <text:list text:style-name="L3">
        <text:list-item>
          <text:p text:style-name="P8">Adição de identificadores para os requisitos</text:p>
        </text:list-item>
        <text:list-item>
          <text:p text:style-name="P8">Inclusão de artefatos típicos como casos de uso, user stories e modelo de domínio</text:p>
        </text:list-item>
        <text:list-item>
          <text:p text:style-name="P8">Detalhamento das técnicas de elicitação utilizadas</text:p>
        </text:list-item>
        <text:list-item>
          <text:p text:style-name="P8">Inclusão de personas para fundamentar as funcionalidades</text:p>
          <text:p text:style-name="P8"/>
        </text:list-item>
      </text:list>
      <text:p text:style-name="P2"><text:span text:style-name="Strong_20_Emphasis"><text:span text:style-name="T2">8. Conclusão</text:span></text:span></text:p>
      <text:p text:style-name="P3"><text:tab/>O documento analisado demonstra boa compreensão dos conceitos fundamentais da Engenharia de Requisitos e apresenta uma proposta consistente para o sistema de cadastro de obras. Para fins de melhoria e adequação ao padrão exigido na disciplina, recomenda-se maior formalização dos requisitos e ampliação dos artefatos de apoio ao desenvolvimento.</text:p>
      <text:p text:style-name="P3"/>
      <text:p text:style-name="P4"><text:span text:style-name="Strong_20_Emphasis"><text:span text:style-name="T2">Referências</text:span></text:span></text:p>
      <text:list text:style-name="L4">
        <text:list-item>
          <text:p text:style-name="P9">"YhasminSouza_Requisitos_SoftwareObras.pdf"</text:p>
        </text:list-item>
        <text:list-item>
          <text:p text:style-name="P9">"ATV1_ENG2_Yhasmin_Vinicius.pptx"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1107e"/>
    </style:style>
    <style:style style:name="MP2" style:family="paragraph">
      <style:paragraph-properties fo:line-height="150%"/>
      <style:text-properties style:font-name="Arial" fo:font-size="9pt" fo:font-weight="bold" style:font-name-complex="Arial" style:font-size-complex="9pt"/>
    </style:style>
    <style:style style:name="MP3" style:family="paragraph">
      <style:paragraph-properties fo:line-height="150%"/>
      <style:text-properties fo:color="#3faf46" loext:opacity="100%" style:font-name="Arial" fo:font-size="9pt" fo:font-weight="bold" style:font-name-complex="Arial" style:font-size-complex="9pt" style:font-weight-complex="bold"/>
    </style:style>
    <style:style style:name="MP4" style:family="paragraph">
      <style:paragraph-properties fo:line-height="150%"/>
      <style:text-properties style:font-name="Arial" fo:font-size="9pt" fo:font-weight="bold" style:font-name-complex="Arial" style:font-size-complex="9pt" style:font-weight-complex="bold"/>
    </style:style>
    <style:style style:name="MP5" style:family="paragraph">
      <loext:graphic-properties draw:fill="none" draw:fill-color="#ffffff"/>
    </style:style>
    <style:style style:name="M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3faf46" loext:opacity="100%" style:font-name="Arial" fo:font-size="12pt" fo:font-weight="bold" officeooo:paragraph-rsid="0011107e" style:font-size-asian="12pt" style:font-weight-asian="bold" style:font-name-complex="Arial1" style:font-size-complex="12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3faf46" loext:opacity="100%" style:font-name="Arial" fo:font-size="12pt" fo:font-weight="bold" officeooo:paragraph-rsid="0011107e" style:font-size-asian="12pt" style:font-weight-asian="bold" style:font-name-complex="Arial1" style:font-size-complex="12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f10d0c" loext:opacity="100%" style:font-name="Arial" fo:font-size="9pt" fo:font-weight="bold" style:font-name-complex="Arial" style:font-size-complex="9pt" style:font-weight-complex="bold"/>
    </style:style>
    <style:style style:name="MT3" style:family="text">
      <style:text-properties fo:color="#3faf46" loext:opacity="100%" style:font-name="Arial" fo:font-size="9pt" fo:font-weight="bold" style:font-name-complex="Arial" style:font-size-complex="9pt" style:font-weight-complex="bold"/>
    </style:style>
    <style:style style:name="MT4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MT5" style:family="text">
      <style:text-properties fo:color="#3faf46" loext:opacity="100%" style:font-name="Arial" fo:font-size="12pt" fo:font-weight="bold" style:font-size-asian="12pt" style:font-weight-asian="bold" style:font-name-complex="Arial1" style:font-size-complex="12pt" style:font-weight-complex="bold"/>
    </style:style>
    <style:style style:name="M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color="#000000" draw:fill="none" draw:fill-color="#ffffff" fo:min-height="2.52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 loext:marker-style-name="MT1"><draw:frame text:anchor-type="paragraph" draw:z-index="1" draw:name="Quadro de texto 2" draw:style-name="Mgr1" draw:text-style-name="MP5" svg:width="12.761cm" svg:height="2.737cm" svg:x="3.328cm" svg:y="-1.289cm"><draw:text-box><text:p text:style-name="MP2">INSTITUTO FEDERAL DE EDUCAÇÃO, CIÊNCIA E TECNOLOGIA DE SÃO PAULO</text:p><text:p text:style-name="MP3">Análise e Desenvolvimento de Sistemas</text:p><text:p text:style-name="MP4"><text:span text:style-name="MT2">SPOENG2</text:span></text:p><text:p text:style-name="MP4"><text:span text:style-name="MT3">Vinicius Andrade Ramos e Yhasmin Souza e Silva</text:span></text:p><text:p text:style-name="MP4"><text:span text:style-name="MT2"/></text:p></draw:text-box></draw:frame><draw:frame draw:style-name="Mfr1" draw:name="Imagem 1 Copia 1" text:anchor-type="char" svg:x="0.52cm" svg:y="-1.655cm" svg:width="2.424cm" svg:height="3.08cm" draw:z-index="0"><draw:image xlink:href="Pictures/10000000000000A4000000D08CA86507.png" xlink:type="simple" xlink:show="embed" xlink:actuate="onLoad" draw:mime-type="image/png"/><svg:desc>C:\Users\Fernanda\Nextcloud\Campus\1 - Identidade visual (logo)\LOGO IFSP\IF.png</svg:desc><draw:contour-polygon svg:width="1.826cm" svg:height="2.405cm" svg:viewBox="0 0 1826 2405" draw:points="23,0 23,2405 1849,2405 1849,0" draw:recreate-on-edit="false"/></draw:frame><text:span text:style-name="MT4"><text:s text:c="24"/></text:span></text:p>
        <text:p text:style-name="MP6" loext:marker-style-name="MT5"/>
      </style:header>
      <style:header-left>
        <text:p text:style-name="MP7" loext:marker-style-name="MT1"><text:span text:style-name="MT4"/></text:p>
      </style:header-left>
      <style:header-first>
        <text:p text:style-name="MP1" loext:marker-style-name="MT1"><draw:frame text:anchor-type="paragraph" draw:z-index="2" draw:name="Quadro de texto 4" draw:style-name="Mgr1" draw:text-style-name="MP5" svg:width="12.761cm" svg:height="2.737cm" svg:x="3.328cm" svg:y="-1.289cm"><draw:text-box><text:p text:style-name="MP2">INSTITUTO FEDERAL DE EDUCAÇÃO, CIÊNCIA E TECNOLOGIA DE SÃO PAULO</text:p><text:p text:style-name="MP3">Análise e Desenvolvimento de Sistemas</text:p><text:p text:style-name="MP4"><text:span text:style-name="MT2">SPOENG2</text:span></text:p><text:p text:style-name="MP4"><text:span text:style-name="MT3">Vinicius Andrade Ramos e Yhasmin Souza e Silva</text:span></text:p><text:p text:style-name="MP4"><text:span text:style-name="MT2"/></text:p></draw:text-box></draw:frame><draw:frame draw:style-name="Mfr1" draw:name="Imagem 1 Copia 1 Copia 2" text:anchor-type="char" svg:x="0.52cm" svg:y="-1.655cm" svg:width="2.424cm" svg:height="3.08cm" draw:z-index="3"><draw:image xlink:href="Pictures/10000000000000A4000000D08CA86507.png" xlink:type="simple" xlink:show="embed" xlink:actuate="onLoad" draw:mime-type="image/png"/><svg:desc>C:\Users\Fernanda\Nextcloud\Campus\1 - Identidade visual (logo)\LOGO IFSP\IF.png</svg:desc><draw:contour-polygon svg:width="1.826cm" svg:height="2.405cm" svg:viewBox="0 0 1826 2405" draw:points="23,0 23,2405 1849,2405 1849,0" draw:recreate-on-edit="false"/></draw:frame><text:span text:style-name="MT4"><text:s text:c="24"/></text:span></text:p>
        <text:p text:style-name="MP6" loext:marker-style-name="MT5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22:20:47.414000000</meta:creation-date>
    <dc:date>2025-04-10T22:34:00.739000000</dc:date>
    <meta:editing-duration>PT13M15S</meta:editing-duration>
    <meta:editing-cycles>2</meta:editing-cycles>
    <meta:generator>LibreOffice/24.8.5.2$Windows_X86_64 LibreOffice_project/fddf2685c70b461e7832239a0162a77216259f22</meta:generator>
    <meta:document-statistic meta:table-count="0" meta:image-count="3" meta:object-count="0" meta:page-count="2" meta:paragraph-count="36" meta:word-count="457" meta:character-count="3171" meta:non-whitespace-character-count="2683"/>
  </office:meta>
</office:document-meta>
</file>